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89cm"/>
    </style:style>
    <style:style style:name="co4" style:family="table-column">
      <style:table-column-properties fo:break-before="auto" style:column-width="2.3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fo:background-color="#00a933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From bioanalyzer</text:p>
          </table:table-cell>
          <table:table-cell table:number-columns-repeated="2"/>
          <table:table-cell table:style-name="ce1" office:value-type="string" calcext:value-type="string">
            <text:p>From scripts</text:p>
          </table:table-cell>
          <table:table-cell/>
          <table:table-cell table:style-name="ce1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6S_bioanalyzer</text:p>
          </table:table-cell>
          <table:table-cell office:value-type="string" calcext:value-type="string">
            <text:p>18S_bioanalyzer</text:p>
          </table:table-cell>
          <table:table-cell office:value-type="string" calcext:value-type="string">
            <text:p>EUKfrac</text:p>
          </table:table-cell>
          <table:table-cell office:value-type="string" calcext:value-type="string">
            <text:p>EUKfrac_overall_HiSeqTufts</text:p>
          </table:table-cell>
          <table:table-cell table:number-columns-repeated="2"/>
        </table:table-row>
        <table:table-row table:style-name="ro1">
          <table:table-cell table:formula="of:=AVERAGE(3.4017;3.1833)" office:value-type="float" office:value="3.2925" calcext:value-type="float">
            <text:p>3.2925</text:p>
          </table:table-cell>
          <table:table-cell table:formula="of:=AVERAGE(0.6647;0.6123)" office:value-type="float" office:value="0.6385" calcext:value-type="float">
            <text:p>0.6385</text:p>
          </table:table-cell>
          <table:table-cell table:formula="of:=[.B4]/SUM([.A4:.B4])" office:value-type="float" office:value="0.162426863393539" calcext:value-type="float">
            <text:p>0.162426863393539</text:p>
          </table:table-cell>
          <table:table-cell office:value-type="float" office:value="0.07025984" calcext:value-type="float">
            <text:p>0.07025984</text:p>
          </table:table-cell>
          <table:table-cell table:style-name="ce6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orrection_Tufts_HiSeq_GRADIENTS</text:p>
          </table:table-cell>
          <table:table-cell table:number-columns-repeated="5"/>
        </table:table-row>
        <table:table-row table:style-name="ro1">
          <table:table-cell table:style-name="ce5" table:formula="of:=[.C4]/[.D4]" office:value-type="float" office:value="2.31180235243261" calcext:value-type="float">
            <text:p>2.3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3.7.2$Linux_X86_64 LibreOffice_project/30$Build-2</meta:generator>
    <dc:date>2022-12-09T14:37:37.816223426</dc:date>
    <meta:editing-duration>PT7H11M45S</meta:editing-duration>
    <meta:editing-cycles>21</meta:editing-cycles>
    <dc:creator>Jesse McNichol</dc:creator>
    <meta:document-statistic meta:table-count="1" meta:cell-count="12" meta:object-count="0"/>
  </office:meta>
</office:document-meta>
</file>